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556" officeooo:paragraph-rsid="001df556"/>
    </style:style>
    <style:style style:name="P2" style:family="paragraph" style:parent-style-name="Standard">
      <style:text-properties officeooo:rsid="001f6193" officeooo:paragraph-rsid="001f6193"/>
    </style:style>
    <style:style style:name="P3" style:family="paragraph" style:parent-style-name="Standard">
      <style:text-properties officeooo:rsid="0021c8d3" officeooo:paragraph-rsid="0021c8d3"/>
    </style:style>
    <style:style style:name="P4" style:family="paragraph" style:parent-style-name="Standard">
      <style:text-properties officeooo:rsid="0022ce00" officeooo:paragraph-rsid="0022ce00"/>
    </style:style>
    <style:style style:name="P5" style:family="paragraph" style:parent-style-name="Standard">
      <style:text-properties officeooo:rsid="00240038" officeooo:paragraph-rsid="002400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 visualization parameters for manual input into collada file:</text:p>
      <text:p text:style-name="P1"/>
      <text:p text:style-name="P5">link0_base_TEMP:</text:p>
      <text:p text:style-name="P5">-17.75 -12 -0.05000000074505806 17.75 -12 -0.05000000074505806 17.75 -12 0.05000000074505806 -17.75 -12 0.05000000074505806 -17.75 12 0.05000000074505806 -17.75 -12 0.05000000074505806 17.75 -12 0.05000000074505806 17.75 12 0.05000000074505806 17.75 12 -10 17.75 12 0.05000000074505806 17.75 -12 0.05000000074505806 17.75 -12 -10 -17.75 -12 0.05000000074505806 -17.75 12 0.05000000074505806 -17.75 12 -0.05000000074505806 -17.75 -12 -0.05000000074505806 -17.75 -12 -0.05000000074505806 -17.75 12 -0.05000000074505806 17.75 12 -0.05000000074505806 17.75 -12 -0.05000000074505806 17.75 12 -0.05000000074505806 -17.75 12 -0.05000000074505806 -17.75 12 0.05000000074505806 17.75 12 0.05000000074505806</text:p>
      <text:p text:style-name="P1"/>
      <text:p text:style-name="P1"/>
      <text:p text:style-name="P2">link1_waist:</text:p>
      <text:p text:style-name="P1">-1 -1 0 1 -1 0 1 -1 5.5 -1 -1 5.5 -1 1 5.5 -1 -1 5.5 1 -1 5.5 1 1 5.5 1 1 0 1 1 5.5 1 -1 5.5 1 -1 0 -1 -1 5.5 -1 1 5.5 -1 1 0 -1 -1 0 -1 -1 0 -1 1 0 1 1 0 1 -1 0 1 1 0 -1 1 0 -1 1 5.5 1 1 5.5</text:p>
      <text:p text:style-name="P1"/>
      <text:p text:style-name="P1"/>
      <text:p text:style-name="P2">link2_shoulder:</text:p>
      <text:p text:style-name="P1">0 -1 -1 36.5 -1 -1 36.5 -1 1 0 -1 1 0 1 1 0 -1 1 36.5 -1 1 36.5 1 1 36.5 1 -1 36.5 1 1 36.5 -1 1 36.5 -1 -1 0 -1 1 0 1 1 0 1 -1 0 -1 -1 0 -1 -1 0 1 -1 36.5 1 -1 36.5 -1 -1 36.5 1 -1 0 1 -1 0 1 1 36.5 1 1</text:p>
      <text:p text:style-name="P1"/>
      <text:p text:style-name="P1"/>
      <text:p text:style-name="P2">link3_elbow:</text:p>
      <text:p text:style-name="P1">0 -1 -1 33 -1 -1 33 -1 1 0 -1 1 0 1 1 0 -1 1 33 -1 1 33 1 1 33 1 -1 33 1 1 33 -1 1 33 -1 -1 0 -1 1 0 1 1 0 1 -1 0 -1 -1 0 -1 -1 0 1 -1 33 1 -1 33 -1 -1 33 1 -1 0 1 -1 0 1 1 33 1 1</text:p>
      <text:p text:style-name="P1"/>
      <text:p text:style-name="P1"/>
      <text:p text:style-name="P3">link5_wrist2:</text:p>
      <text:p text:style-name="P4">0 -1 -1 15 -1 -1 15 -1 1 0 -1 1 0 1 1 0 -1 1 15 -1 1 15 1 1 15 1 -1 15 1 1 15 -1 1 15 -1 -1 0 -1 1 0 1 1 0 1 -1 0 -1 -1 0 -1 -1 0 1 -1 15 1 -1 15 -1 -1 15 1 -1 0 1 -1 0 1 1 15 1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52:09.628842646</meta:creation-date>
    <dc:date>2017-05-22T22:23:40.956746284</dc:date>
    <meta:editing-duration>PT22H31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74" meta:character-count="1581" meta:non-whitespace-character-count="1218"/>
  </office:meta>
</office:document-meta>
</file>